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style:font-name="Times new roman" fo:font-size="12pt" officeooo:rsid="001e2b24" officeooo:paragraph-rsid="001e2b24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officeooo:rsid="001fcc2e" officeooo:paragraph-rsid="001fcc2e" style:font-size-asian="12pt" style:font-size-complex="12pt"/>
    </style:style>
    <style:style style:name="T1" style:family="text">
      <style:text-properties officeooo:rsid="001e2b24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Install DOCK3.8</text:p>
      <text:p text:style-name="P3"/>
      <text:p text:style-name="P3">conda create -n <text:span text:style-name="T1">python3.8</text:span> python=3.8</text:p>
      <text:p text:style-name="P3"/>
      <text:p text:style-name="P1"><text:span text:style-name="Source_20_Text"><text:span text:style-name="T3">conda activate python3.8</text:span></text:span></text:p>
      <text:p text:style-name="P3">cd <text:span text:style-name="T1">path_to/</text:span>DOCK_Release_Apr_21_2023/pydock3/</text:p>
      <text:p text:style-name="P1"><text:span text:style-name="Source_20_Text"><text:span text:style-name="T3"/></text:span></text:p>
      <text:p text:style-name="P1"><text:span text:style-name="Source_20_Text"><text:span text:style-name="T3">pip install poetry</text:span></text:span></text:p>
      <text:p text:style-name="P1"><text:span text:style-name="Source_20_Text"><text:span text:style-name="T3">$ poetry install</text:span></text:span></text:p>
      <text:p text:style-name="P3"/>
      <text:p text:style-name="P2">2. Run DOCK3.8</text:p>
      <text:p text:style-name="P2"/>
      <text:p text:style-name="P3">(python3.8) <text:s/><text:span text:style-name="T1">$ </text:span>pydock3 blastermaster – init</text:p>
      <text:p text:style-name="P3"/>
      <text:p text:style-name="P3">cd blastermaster_job/</text:p>
      <text:p text:style-name="P3"/>
      <text:p text:style-name="P3">pydock3 blastermaster – run</text:p>
      <text:p text:style-name="P3"/>
      <text:p text:style-name="P4">use gdb to debug, remake pdb2sp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4:53:18.722319476</meta:creation-date>
    <dc:date>2024-04-12T15:29:05.234566118</dc:date>
    <meta:editing-duration>PT25M26S</meta:editing-duration>
    <meta:editing-cycles>3</meta:editing-cycles>
    <meta:generator>LibreOffice/24.2.0.3$Linux_X86_64 LibreOffice_project/420$Build-3</meta:generator>
    <meta:document-statistic meta:table-count="0" meta:image-count="0" meta:object-count="0" meta:page-count="1" meta:paragraph-count="11" meta:word-count="38" meta:character-count="293" meta:non-whitespace-character-count="263"/>
  </office:meta>
</office:document-meta>
</file>